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001cm" fo:margin-left="3.5cm" table:align="left"/>
    </style:style>
    <style:style style:name="Table1.A" style:family="table-column">
      <style:table-column-properties style:column-width="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10de92" officeooo:paragraph-rsid="00089cf3"/>
    </style:style>
    <style:style style:name="P2" style:family="paragraph" style:parent-style-name="Table_20_Contents">
      <style:paragraph-properties fo:text-align="center" style:justify-single-word="false"/>
      <style:text-properties officeooo:rsid="001b2f5d" officeooo:paragraph-rsid="001b2f5d"/>
    </style:style>
    <style:style style:name="P3" style:family="paragraph" style:parent-style-name="Text_20_body">
      <style:text-properties officeooo:rsid="0010de92" officeooo:paragraph-rsid="00089cf3"/>
    </style:style>
    <style:style style:name="P4" style:family="paragraph" style:parent-style-name="Standard" style:list-style-name="L1">
      <style:text-properties officeooo:rsid="0010de92" officeooo:paragraph-rsid="001a15d7"/>
    </style:style>
    <style:style style:name="P5" style:family="paragraph" style:parent-style-name="Standard" style:list-style-name="L2">
      <style:text-properties officeooo:rsid="0010de92" officeooo:paragraph-rsid="001a15d7"/>
    </style:style>
    <style:style style:name="P6" style:family="paragraph" style:parent-style-name="Text_20_body" style:list-style-name="L1">
      <style:text-properties officeooo:rsid="0010de92" officeooo:paragraph-rsid="001a15d7"/>
    </style:style>
    <style:style style:name="P7" style:family="paragraph" style:parent-style-name="Text_20_body" style:list-style-name="L2">
      <style:text-properties officeooo:rsid="0010de92" officeooo:paragraph-rsid="001a15d7"/>
    </style:style>
    <style:style style:name="P8" style:family="paragraph" style:parent-style-name="Text_20_body" style:list-style-name="L2">
      <style:text-properties officeooo:rsid="0010de92" officeooo:paragraph-rsid="001b2f5d"/>
    </style:style>
    <style:style style:name="P9" style:family="paragraph" style:parent-style-name="Text_20_body" style:list-style-name="L3">
      <style:text-properties officeooo:rsid="0010de92" officeooo:paragraph-rsid="001a15d7"/>
    </style:style>
    <style:style style:name="P10" style:family="paragraph" style:parent-style-name="Text_20_body" style:list-style-name="L1">
      <style:text-properties officeooo:rsid="001a15d7" officeooo:paragraph-rsid="001a15d7"/>
    </style:style>
    <style:style style:name="P11" style:family="paragraph" style:parent-style-name="Text_20_body" style:list-style-name="L3">
      <style:text-properties officeooo:rsid="001a15d7" officeooo:paragraph-rsid="001a15d7"/>
    </style:style>
    <style:style style:name="P12" style:family="paragraph" style:parent-style-name="Text_20_body" style:list-style-name="L3">
      <style:text-properties officeooo:rsid="001c2e98" officeooo:paragraph-rsid="001c2e98"/>
    </style:style>
    <style:style style:name="P13" style:family="paragraph" style:parent-style-name="Text_20_body" style:list-style-name="L4">
      <style:text-properties officeooo:paragraph-rsid="001e6532"/>
    </style:style>
    <style:style style:name="P14" style:family="paragraph" style:parent-style-name="Text_20_body" style:list-style-name="L5">
      <style:text-properties officeooo:paragraph-rsid="00201c9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2bad"/>
    </style:style>
    <style:style style:name="T3" style:family="text">
      <style:text-properties officeooo:rsid="0010de92"/>
    </style:style>
    <style:style style:name="T4" style:family="text">
      <style:text-properties officeooo:rsid="0016d206"/>
    </style:style>
    <style:style style:name="T5" style:family="text">
      <style:text-properties style:text-underline-style="none"/>
    </style:style>
    <style:style style:name="T6" style:family="text">
      <style:text-properties officeooo:rsid="001e6532"/>
    </style:style>
    <style:style style:name="T7" style:family="text">
      <style:text-properties officeooo:rsid="00201c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3"/>
      <text:list xml:id="list2930894113" text:style-name="L1">
        <text:list-item>
          <text:p text:style-name="P6"><text:span text:style-name="T1">Durée</text:span><text:span text:style-name="T5"> </text:span>: 30-40 minutes</text:p>
        </text:list-item>
        <text:list-item>
          <text:p text:style-name="P6"><text:span text:style-name="T1">Niveau</text:span><text:span text:style-name="T5"> </text:span>: 5eme</text:p>
        </text:list-item>
        <text:list-item>
          <text:p text:style-name="P6"><text:span text:style-name="T1">Pré-requis</text:span> : notion de multiple et de diviseur, reconnaissance de multiples simples (2, 3, 5)</text:p>
        </text:list-item>
        <text:list-item>
          <text:p text:style-name="P6"><text:span text:style-name="T1">Objectifs</text:span> : </text:p>
          <text:list>
            <text:list-item>
              <text:p text:style-name="P6">Faire une division entière (quotient + reste).</text:p>
            </text:list-item>
            <text:list-item>
              <text:p text:style-name="P10">D<text:span text:style-name="T3">écomposer un nombre en ses diviseurs.</text:span></text:p>
            </text:list-item>
          </text:list>
        </text:list-item>
        <text:list-item>
          <text:p text:style-name="P4"><text:span text:style-name="T1">Modalités</text:span> : Les élèves sont groupés par binômes (en cas de nombre d’élève impair, faire un groupe de 3). Le cours est en suite une séries de questions/réponses à l’oral. Les questions sont projetées au tableau, et les élèves ont 3/4 minutes pour y réfléchir dans leur binôme pendant lesquelles l’enseignant passe dans les rangs pour les aider, après quoi ils sont interrogés au hasard. La réponse doit également prendre 3/4 minutes.</text:p>
          <text:p text:style-name="P6">La réflexion se fait sur le cahier d’exercices, ou sur une feuille de brouillon si certains n’ont pas leur cahier.</text:p>
        </text:list-item>
        <text:list-item>
          <text:p text:style-name="P6"><text:span text:style-name="T1">Contenu</text:span> :</text:p>
        </text:list-item>
      </text:list>
      <text:list xml:id="list1475492877" text:style-name="L2">
        <text:list-item>
          <text:list>
            <text:list-item>
              <text:p text:style-name="P5">On a une série de boîtes de taille 5, à ranger dans un coffre de taille 34.</text:p>
            </text:list-item>
          </text:list>
          <text:p text:style-name="P5">Combien de boîtes peut-on ranger dans le coffre ? Reste-t-il de la place, et si oui combien ?</text:p>
          <text:p text:style-name="P7">Réponse : On remarque que 6×5 = 30, mais 7×5 = 35, et 30 ≤ 34 &lt; 35. On peut ainsi ranger 6 boîtes, ce qui laisse 4 places.</text:p>
        </text:list-item>
      </text:list>
      <text:list xml:id="list2812339119" text:style-name="L4">
        <text:list-item>
          <text:list>
            <text:list-item>
              <text:p text:style-name="P13"><text:span text:style-name="T6">Leçon : division euclidienne.</text:span></text:p>
            </text:list-item>
          </text:list>
        </text:list-item>
      </text:list>
      <text:list xml:id="list180409305480408" text:continue-list="list1475492877" text:style-name="L2">
        <text:list-item>
          <text:list>
            <text:list-item>
              <text:p text:style-name="P7">On a une série de boîtes de taille 7, à ranger dans un coffre de taille 158. Combien de boîtes peut-on ranger dans le coffre ? Reste-t-il de la place, et si oui combien ?<text:line-break/>Réponse : On effectue une division euclidienne : 157├ 7 = q=22, r=3. On peut ainsi ranger 22 boîtes, ce qui laisse 3 places.</text:p>
            </text:list-item>
          </text:list>
        </text:list-item>
      </text:list>
      <text:list xml:id="list2787036135" text:style-name="L5">
        <text:list-item>
          <text:list>
            <text:list-item>
              <text:p text:style-name="P14"><text:span text:style-name="T6">Leçon : </text:span><text:span text:style-name="T7">Multiples, diviseurs</text:span><text:span text:style-name="T6">.</text:span></text:p>
            </text:list-item>
          </text:list>
        </text:list-item>
      </text:list>
      <text:list xml:id="list180408355678109" text:continue-list="list180409305480408" text:style-name="L2">
        <text:list-item>
          <text:list>
            <text:list-item>
              <text:p text:style-name="P5">A présent, toutes les boîtes sont de taille 1. On a réussi à ranger 18 boîtes dans le 3ieme coffre sans les empiler. Quelles sont ses dimensions (plusieurs réponses possibles) ?</text:p>
            </text:list-item>
          </text:list>
          <text:p text:style-name="P7">Réponse : 18 = 2×3×3. Le coffre a donc un côté de 1, 2, ou 3.</text:p>
          <text:list text:continue-numbering="true">
            <text:list-item>
              <text:p text:style-name="P5"><text:soft-page-break/>Les boîtes sont toujours de taille 1, mais le coffre est à présent en 3 dimensions, de taille totale 42. Quelles sont ces dimensions ?</text:p>
            </text:list-item>
          </text:list>
          <text:p text:style-name="P7">Réponse : 42 = 2×3×7. Le coffre a donc des côtés de taille 2, 3 et 7.</text:p>
          <text:list text:continue-numbering="true">
            <text:list-item>
              <text:p text:style-name="P8">Si toutes les questions ont été faites, faire des jeux de juniper green.</text:p>
            </text:list-item>
          </text:list>
        </text:list-item>
      </text:list>
      <table:table table:name="Table1" table:style-name="Table1">
        <table:table-column table:style-name="Table1.A" table:number-columns-repeated="5"/>
        <table:table-row table:style-name="TableLine94594272565152">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4</text:p>
          </table:table-cell>
          <table:table-cell table:style-name="Table1.E1" office:value-type="string">
            <text:p text:style-name="P2">5</text:p>
          </table:table-cell>
        </table:table-row>
        <table:table-row table:style-name="TableLine94594272635216">
          <table:table-cell table:style-name="Table1.A2" office:value-type="string">
            <text:p text:style-name="P2">6</text:p>
          </table:table-cell>
          <table:table-cell table:style-name="Table1.A2" office:value-type="string">
            <text:p text:style-name="P2">7</text:p>
          </table:table-cell>
          <table:table-cell table:style-name="Table1.A2" office:value-type="string">
            <text:p text:style-name="P2">8</text:p>
          </table:table-cell>
          <table:table-cell table:style-name="Table1.A2" office:value-type="string">
            <text:p text:style-name="P2">9</text:p>
          </table:table-cell>
          <table:table-cell table:style-name="Table1.E2" office:value-type="string">
            <text:p text:style-name="P2">10</text:p>
          </table:table-cell>
        </table:table-row>
        <table:table-row table:style-name="TableLine94594272637152">
          <table:table-cell table:style-name="Table1.A2" office:value-type="string">
            <text:p text:style-name="P2">11</text:p>
          </table:table-cell>
          <table:table-cell table:style-name="Table1.A2" office:value-type="string">
            <text:p text:style-name="P2">12</text:p>
          </table:table-cell>
          <table:table-cell table:style-name="Table1.A2" office:value-type="string">
            <text:p text:style-name="P2">13</text:p>
          </table:table-cell>
          <table:table-cell table:style-name="Table1.A2" office:value-type="string">
            <text:p text:style-name="P2">14</text:p>
          </table:table-cell>
          <table:table-cell table:style-name="Table1.E2" office:value-type="string">
            <text:p text:style-name="P2">15</text:p>
          </table:table-cell>
        </table:table-row>
        <table:table-row table:style-name="TableLine94594272638288">
          <table:table-cell table:style-name="Table1.A2" office:value-type="string">
            <text:p text:style-name="P2">16</text:p>
          </table:table-cell>
          <table:table-cell table:style-name="Table1.A2" office:value-type="string">
            <text:p text:style-name="P2">17</text:p>
          </table:table-cell>
          <table:table-cell table:style-name="Table1.A2" office:value-type="string">
            <text:p text:style-name="P2">18</text:p>
          </table:table-cell>
          <table:table-cell table:style-name="Table1.A2" office:value-type="string">
            <text:p text:style-name="P2">19</text:p>
          </table:table-cell>
          <table:table-cell table:style-name="Table1.E2" office:value-type="string">
            <text:p text:style-name="P2">20</text:p>
          </table:table-cell>
        </table:table-row>
        <table:table-row table:style-name="TableLine94594272639552">
          <table:table-cell table:style-name="Table1.A2" office:value-type="string">
            <text:p text:style-name="P2">21</text:p>
          </table:table-cell>
          <table:table-cell table:style-name="Table1.A2" office:value-type="string">
            <text:p text:style-name="P2">22</text:p>
          </table:table-cell>
          <table:table-cell table:style-name="Table1.A2" office:value-type="string">
            <text:p text:style-name="P2">23</text:p>
          </table:table-cell>
          <table:table-cell table:style-name="Table1.A2" office:value-type="string">
            <text:p text:style-name="P2">24</text:p>
          </table:table-cell>
          <table:table-cell table:style-name="Table1.E2" office:value-type="string">
            <text:p text:style-name="P2">25</text:p>
          </table:table-cell>
        </table:table-row>
      </table:table>
      <text:list xml:id="list180409732507425" text:continue-numbering="true" text:style-name="L2">
        <text:list-item>
          <text:list>
            <text:list-header>
              <text:p text:style-name="P8">Règles : Les élèves jouent tous à tour de rôle (interrogés par le professeur, ou si un.e veut absolument passer). A chaque tour, ils doivent choisir un nombre dans la grille, qui est soit un multiple soit un diviseur du nombre précédent. Le but est de faire durer le jeu le plus longtemps possible.</text:p>
            </text:list-header>
          </text:list>
        </text:list-item>
      </text:list>
      <text:list xml:id="list3645582479" text:style-name="L3">
        <text:list-item>
          <text:p text:style-name="P9"><text:span text:style-name="T1">Problèmes anticipés/</text:span><text:span text:style-name="T2">Autres idées</text:span> :</text:p>
          <text:list>
            <text:list-item>
              <text:p text:style-name="P9">Ce n’est pas l’activité la plus intéressante du monde…</text:p>
            </text:list-item>
            <text:list-item>
              <text:p text:style-name="P9">Les élèves peuvent penser que la réponse à la question 4 est 42 = 6×7. La question n’encourage pas à décomposer le nombre au maximum.</text:p>
            </text:list-item>
            <text:list-item>
              <text:p text:style-name="P9">Si la division euclidienne n’est pas ou mal connue, la question 2 va prendre <text:span text:style-name="T4">beaucoup</text:span> <text:span text:style-name="T4">de </text:span>temps.</text:p>
            </text:list-item>
            <text:list-item>
              <text:p text:style-name="P11">Pour rendre l’activité plus sympathique/ludique, peut-être vaut-il mieux faire d’abord le jeu de Juniper Green ?</text:p>
            </text:list-item>
            <text:list-item>
              <text:p text:style-name="P12">Il est également possible de donner des feuilles d’exercices plutôt que projeter les question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4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4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07T11:27:30.454101675</meta:creation-date>
    <meta:generator>LibreOffice/6.4.7.2$Linux_X86_64 LibreOffice_project/40$Build-2</meta:generator>
    <dc:date>2021-09-06T18:04:07.811915256</dc:date>
    <meta:editing-duration>PT52M24S</meta:editing-duration>
    <meta:editing-cycles>15</meta:editing-cycles>
    <meta:document-statistic meta:table-count="1" meta:image-count="0" meta:object-count="0" meta:page-count="2" meta:paragraph-count="53" meta:word-count="551" meta:character-count="2835" meta:non-whitespace-character-count="2358"/>
  </office:meta>
</office:document-meta>
</file>